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3cm" fo:min-width="0.9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9cm" fo:min-width="0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67cm" fo:min-width="0.84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0.9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0.9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05cm" fo:min-width="2.6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dddddd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cm" svg:height="1.1cm" svg:x="9.3cm" svg:y="5.5cm">
          <text:p text:style-name="P1"><text:span text:style-name="T1">New upSid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2.8cm" svg:height="2.3cm" svg:x="2.4cm" svg:y="4.5cm">
          <text:p text:style-name="P1"><text:span text:style-name="T1">upSide == TO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9.3cm" svg:y1="6.05cm" svg:x2="5.2cm" svg:y2="5.65cm" draw:start-shape="id1" draw:start-glue-point="5" draw:end-shape="id2" draw:end-glue-point="7" svg:d="M9300 6050h-1977v-400h-2123" svg:viewBox="0 0 4101 401">
          <text:p text:style-name="P1"><text:span text:style-name="T1">Yes</text:span></text:p>
        </draw:connector>
        <draw:custom-shape draw:style-name="gr4" draw:text-style-name="P3" xml:id="id3" draw:id="id3" draw:layer="layout" svg:width="1.9cm" svg:height="1.3cm" svg:x="9.4cm" svg:y="1.9cm">
          <text:p text:style-name="P1"><text:span text:style-name="T1">Stand-b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10.35cm" svg:y1="3.2cm" svg:x2="10.7cm" svg:y2="5.5cm" draw:start-shape="id3" draw:start-glue-point="8" draw:end-shape="id1" draw:end-glue-point="4" svg:d="M10350 3200v1151h350v1149" svg:viewBox="0 0 351 2301">
          <text:p/>
        </draw:connector>
        <draw:custom-shape draw:style-name="gr4" draw:text-style-name="P3" xml:id="id5" draw:id="id5" draw:layer="layout" svg:width="1.9cm" svg:height="1.3cm" svg:x="9.401cm" svg:y="7.701cm">
          <text:p text:style-name="P1"><text:span text:style-name="T1">Coun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3.8cm" svg:y1="6.8cm" svg:x2="3.75cm" svg:y2="9.3cm" draw:start-shape="id2" draw:start-glue-point="6" draw:end-shape="id4" draw:end-glue-point="0" svg:d="M3800 6800v1251h-50v1249" svg:viewBox="0 0 51 2501">
          <text:p text:style-name="P5"><text:span text:style-name="T1">No</text:span></text:p>
        </draw:connector>
        <draw:custom-shape draw:style-name="gr6" draw:text-style-name="P2" xml:id="id6" draw:id="id6" draw:layer="layout" svg:width="2.8cm" svg:height="1.199cm" svg:x="9.001cm" svg:y="10.201cm">
          <text:p text:style-name="P1"><text:span text:style-name="T1">New upSid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svg:x1="10.351cm" svg:y1="9.001cm" svg:x2="10.401cm" svg:y2="10.201cm" draw:start-shape="id5" draw:start-glue-point="8" draw:end-shape="id6" draw:end-glue-point="4" svg:d="M10351 9001v600h50v600" svg:viewBox="0 0 51 1201">
          <text:p/>
        </draw:connector>
        <draw:custom-shape draw:style-name="gr7" draw:text-style-name="P2" xml:id="id7" draw:id="id7" draw:layer="layout" svg:width="2.8cm" svg:height="1.398cm" svg:x="16.002cm" svg:y="9.802cm">
          <text:p text:style-name="P1"><text:span text:style-name="T1">Time-o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line-skew="-0.523cm" svg:x1="9.001cm" svg:y1="10.801cm" svg:x2="5.2cm" svg:y2="5.65cm" draw:start-shape="id6" draw:start-glue-point="5" draw:end-shape="id2" draw:end-glue-point="7" svg:d="M9001 10801h-2351v-5151h-1450" svg:viewBox="0 0 3802 5152">
          <text:p text:style-name="P5"><text:span text:style-name="T1">Yes</text:span></text:p>
        </draw:connector>
        <draw:connector draw:style-name="gr3" draw:text-style-name="P2" draw:layer="layout" svg:x1="10.401cm" svg:y1="11.4cm" svg:x2="16.002cm" svg:y2="10.501cm" draw:start-shape="id6" draw:start-glue-point="6" draw:end-shape="id7" draw:end-glue-point="5" svg:d="M10401 11400v501h3501v-1400h2100" svg:viewBox="0 0 5602 1401">
          <text:p text:style-name="P5"><text:span text:style-name="T1">No</text:span></text:p>
        </draw:connector>
        <draw:connector draw:style-name="gr3" draw:text-style-name="P2" draw:layer="layout" draw:line-skew="0.296cm" svg:x1="18.802cm" svg:y1="10.501cm" svg:x2="11.301cm" svg:y2="8.351cm" draw:start-shape="id7" draw:start-glue-point="7" draw:end-shape="id5" draw:end-glue-point="10" svg:d="M18802 10501h798v-2150h-8299" svg:viewBox="0 0 8300 2151">
          <text:p text:style-name="P5"><text:span text:style-name="T1">No</text:span></text:p>
        </draw:connector>
        <draw:custom-shape draw:style-name="gr4" draw:text-style-name="P3" xml:id="id9" draw:id="id9" draw:layer="layout" svg:width="1.9cm" svg:height="1.3cm" svg:x="9.402cm" svg:y="14.302cm">
          <text:p text:style-name="P1"><text:span text:style-name="T1">Blin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7.402cm" svg:y1="11.2cm" svg:x2="17.751cm" svg:y2="12.3cm" draw:start-shape="id7" draw:start-glue-point="6" draw:end-shape="id8" svg:d="M17402 11200v551h349v549" svg:viewBox="0 0 350 1101">
          <text:p text:style-name="P5"><text:span text:style-name="T1">Yes</text:span></text:p>
        </draw:connector>
        <draw:custom-shape draw:style-name="gr6" draw:text-style-name="P2" xml:id="id10" draw:id="id10" draw:layer="layout" svg:width="2.8cm" svg:height="1.199cm" svg:x="9.002cm" svg:y="16.301cm">
          <text:p text:style-name="P1"><text:span text:style-name="T1">New upSid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svg:x1="10.352cm" svg:y1="15.602cm" svg:x2="10.402cm" svg:y2="16.301cm" draw:start-shape="id9" draw:start-glue-point="8" draw:end-shape="id10" draw:end-glue-point="4" svg:d="M10352 15602v350h50v349" svg:viewBox="0 0 51 700">
          <text:p/>
        </draw:connector>
        <draw:connector draw:style-name="gr3" draw:text-style-name="P2" draw:layer="layout" svg:x1="9.002cm" svg:y1="16.901cm" svg:x2="7.8cm" svg:y2="16.55cm" draw:start-shape="id10" draw:start-glue-point="5" draw:end-shape="id11" draw:end-glue-point="1" svg:d="M9002 16901h-601v-351h-601" svg:viewBox="0 0 1203 352">
          <text:p text:style-name="P5"><text:span text:style-name="T1">Yes</text:span></text:p>
        </draw:connector>
        <draw:custom-shape draw:style-name="gr6" draw:text-style-name="P2" xml:id="id12" draw:id="id12" draw:layer="layout" svg:width="2.8cm" svg:height="1.199cm" svg:x="9.003cm" svg:y="18.201cm">
          <text:p text:style-name="P1"><text:span text:style-name="T1">Time to togg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0.402cm" svg:y1="17.5cm" svg:x2="10.403cm" svg:y2="18.201cm" draw:start-shape="id10" draw:start-glue-point="6" draw:end-shape="id12" draw:end-glue-point="4" svg:d="M10402 17500v350h1v351" svg:viewBox="0 0 2 702">
          <text:p text:style-name="P5"><text:span text:style-name="T1">No</text:span></text:p>
        </draw:connector>
        <draw:custom-shape draw:style-name="gr8" draw:text-style-name="P2" xml:id="id14" draw:id="id14" draw:layer="layout" svg:width="3.1cm" svg:height="1.3cm" svg:x="15.2cm" svg:y="19.1cm">
          <text:p text:style-name="P1"><text:span text:style-name="T1">toggle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403cm" svg:y1="19.4cm" svg:x2="10.403cm" svg:y2="20.803cm" draw:start-shape="id12" draw:start-glue-point="6" draw:end-shape="id13" draw:end-glue-point="4" svg:d="M10403 19400v1403" svg:viewBox="0 0 1 1404">
          <text:p text:style-name="P5"><text:span text:style-name="T1">No</text:span></text:p>
        </draw:connector>
        <draw:connector draw:style-name="gr5" draw:text-style-name="P4" draw:layer="layout" svg:x1="16.75cm" svg:y1="20.4cm" svg:x2="11.803cm" svg:y2="21.502cm" draw:start-shape="id14" draw:start-glue-point="2" draw:end-shape="id13" draw:end-glue-point="7" svg:d="M16750 20400v1102h-4947" svg:viewBox="0 0 4948 1103">
          <text:p/>
        </draw:connector>
        <draw:connector draw:style-name="gr3" draw:text-style-name="P2" draw:layer="layout" svg:x1="11.803cm" svg:y1="18.801cm" svg:x2="15.2cm" svg:y2="19.75cm" draw:start-shape="id12" draw:start-glue-point="7" draw:end-shape="id14" draw:end-glue-point="3" svg:d="M11803 18801h1712v949h1685" svg:viewBox="0 0 3398 950">
          <text:p text:style-name="P5"><text:span text:style-name="T1">Yes</text:span></text:p>
        </draw:connector>
        <draw:connector draw:style-name="gr3" draw:text-style-name="P2" draw:layer="layout" svg:x1="12.1cm" svg:y1="6.05cm" svg:x2="11.3cm" svg:y2="2.55cm" draw:start-shape="id1" draw:start-glue-point="7" draw:end-shape="id3" draw:end-glue-point="10" svg:d="M12100 6050h502v-3500h-1302" svg:viewBox="0 0 1303 3501">
          <text:p text:style-name="P5"><text:span text:style-name="T1">No</text:span></text:p>
        </draw:connector>
        <draw:custom-shape draw:style-name="gr8" draw:text-style-name="P2" xml:id="id4" draw:id="id4" draw:layer="layout" svg:width="3.1cm" svg:height="1.3cm" svg:x="2.2cm" svg:y="9.3cm">
          <text:p text:style-name="P1"><text:span text:style-name="T1">Set new time-out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line-skew="1.036cm" svg:x1="5.3cm" svg:y1="9.95cm" svg:x2="9.401cm" svg:y2="8.351cm" draw:start-shape="id4" draw:start-glue-point="1" draw:end-shape="id5" draw:end-glue-point="6" svg:d="M5300 9950h3100v-1599h1001" svg:viewBox="0 0 4102 1600">
          <text:p/>
        </draw:connector>
        <draw:custom-shape draw:style-name="gr8" draw:text-style-name="P2" xml:id="id8" draw:id="id8" draw:layer="layout" svg:width="3.1cm" svg:height="1.3cm" svg:x="16.201cm" svg:y="12.3cm">
          <text:p text:style-name="P1"><text:span text:style-name="T1">Set new expire time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7.751cm" svg:y1="13.6cm" svg:x2="16.3cm" svg:y2="14.75cm" draw:start-shape="id8" draw:start-glue-point="2" draw:end-shape="id15" draw:end-glue-point="1" svg:d="M17751 13600v1150h-1451" svg:viewBox="0 0 1452 1151">
          <text:p/>
        </draw:connector>
        <draw:custom-shape draw:style-name="gr7" draw:text-style-name="P2" xml:id="id13" draw:id="id13" draw:layer="layout" svg:width="2.8cm" svg:height="1.398cm" svg:x="9.003cm" svg:y="20.803cm">
          <text:p text:style-name="P1"><text:span text:style-name="T1">Blink expir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line-skew="-4.202cm" svg:x1="9.003cm" svg:y1="21.502cm" svg:x2="9.402cm" svg:y2="14.952cm" draw:start-shape="id13" draw:start-glue-point="5" draw:end-shape="id9" draw:end-glue-point="6" svg:d="M9003 21502h-4703v-6550h5102" svg:viewBox="0 0 5103 6551">
          <text:p text:style-name="P5"><text:span text:style-name="T1">No</text:span></text:p>
        </draw:connector>
        <draw:connector draw:style-name="gr3" draw:text-style-name="P2" draw:layer="layout" svg:x1="10.403cm" svg:y1="22.201cm" svg:x2="7.3cm" svg:y2="22.75cm" draw:start-shape="id13" draw:start-glue-point="6" draw:end-shape="id16" draw:end-glue-point="1" svg:d="M10403 22201v549h-3103" svg:viewBox="0 0 3104 550">
          <text:p text:style-name="P5"><text:span text:style-name="T1">Yes</text:span></text:p>
        </draw:connector>
        <draw:custom-shape draw:style-name="gr8" draw:text-style-name="P2" xml:id="id16" draw:id="id16" draw:layer="layout" svg:width="3.1cm" svg:height="1.3cm" svg:x="4.2cm" svg:y="22.1cm">
          <text:p text:style-name="P1"><text:span text:style-name="T1">Turn off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line-skew="-2.399cm" svg:x1="4.2cm" svg:y1="22.75cm" svg:x2="9.4cm" svg:y2="2.55cm" draw:start-shape="id16" draw:start-glue-point="3" draw:end-shape="id3" draw:end-glue-point="6" svg:d="M4200 22750h-2900v-20200h8100" svg:viewBox="0 0 8101 20201">
          <text:p/>
        </draw:connector>
        <draw:custom-shape draw:style-name="gr8" draw:text-style-name="P2" xml:id="id15" draw:id="id15" draw:layer="layout" svg:width="3.1cm" svg:height="1.3cm" svg:x="13.2cm" svg:y="14.1cm">
          <text:p text:style-name="P1"><text:span text:style-name="T1">toggle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3.2cm" svg:y1="14.75cm" svg:x2="11.302cm" svg:y2="14.952cm" draw:start-shape="id15" draw:start-glue-point="3" draw:end-shape="id9" draw:end-glue-point="10" svg:d="M13200 14750h-948v202h-950" svg:viewBox="0 0 1899 203">
          <text:p/>
        </draw:connector>
        <draw:connector draw:style-name="gr3" draw:text-style-name="P2" draw:layer="layout" svg:x1="3.8cm" svg:y1="4.5cm" svg:x2="9.4cm" svg:y2="2.55cm" draw:start-shape="id2" draw:start-glue-point="4" draw:end-shape="id3" draw:end-glue-point="6" svg:d="M3800 4500v-1950h5600" svg:viewBox="0 0 5601 1951">
          <text:p text:style-name="P5"><text:span text:style-name="T1">Yes</text:span></text:p>
        </draw:connector>
        <draw:custom-shape draw:style-name="gr8" draw:text-style-name="P2" xml:id="id11" draw:id="id11" draw:layer="layout" svg:width="3.1cm" svg:height="1.3cm" svg:x="4.7cm" svg:y="15.9cm">
          <text:p text:style-name="P1"><text:span text:style-name="T1">Turn off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25cm" svg:y1="15.9cm" svg:x2="5.2cm" svg:y2="5.65cm" draw:start-shape="id11" draw:start-glue-point="0" draw:end-shape="id2" draw:end-glue-point="7" svg:d="M6250 15900v-10250h-1050" svg:viewBox="0 0 1051 10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1T15:34:04.585045167</meta:creation-date>
    <dc:date>2021-01-31T22:25:39.813665035</dc:date>
    <meta:editing-duration>PT4H49M59S</meta:editing-duration>
    <meta:editing-cycles>28</meta:editing-cycles>
    <meta:generator>LibreOffice/5.1.6.2$Linux_X86_64 LibreOffice_project/10m0$Build-2</meta:generator>
    <meta:document-statistic meta:object-count="39"/>
  </office:meta>
</office:document-meta>
</file>